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-0.4925in" fo:margin-right="0in" fo:text-indent="0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2">Etude de faisabilité</text:p>
      <text:p text:style-name="P2"><text:s text:c="6"/>Etude des produits du marché et Identification d'un produit minimal (3 domaines fonctionnels)</text:p>
      <text:p text:style-name="P4">Contraintes techniques : limitations techniques (critères de recherche de l'API, stockage et fréquence de requettage ...)</text:p>
      <text:p text:style-name="P4">Contraintes non techniques : le processus de validation de Sina Weibo</text:p>
      <text:p text:style-name="P5"><text:s text:c="6"/>Implémentation du produit minimal (ou développement itératif)</text:p>
      <text:p text:style-name="P5"><text:tab/>Gestion du risque : Gestion de projet Scrum. Développement rapide itératif (incrtal ?) d'un prototype. </text:p>
      <text:p text:style-name="P4">besoins fonctionnels et non fonctionnels</text:p>
      <text:p text:style-name="P5"><text:tab/>Choix techniques : technologies utilisées</text:p>
      <text:p text:style-name="P5"><text:s text:c="6"/>Architecture du produit minimal ( / vue d'ensemble ? / archi globale ? ) (Schéma)</text:p>
      <text:p text:style-name="P5"><text:tab/>Front-end : application web MVC</text:p>
      <text:p text:style-name="P5"><text:tab/>Back-end : routine cron</text:p>
      <text:p text:style-name="P2">Résultats de l'accréditation et perspectives futures</text:p>
      <text:p text:style-name="P2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1T22:08:08</dc:date>
    <dc:creator>yoann estanove</dc:creator>
    <meta:editing-duration>PT5H31M1S</meta:editing-duration>
    <meta:editing-cycles>124</meta:editing-cycles>
    <meta:generator>LibreOffice/3.5$Linux_x86 LibreOffice_project/350m1$Build-2</meta:generator>
    <meta:document-statistic meta:table-count="0" meta:image-count="0" meta:object-count="0" meta:page-count="1" meta:paragraph-count="24" meta:word-count="203" meta:character-count="1413" meta:non-whitespace-character-count="1183"/>
  </office:meta>
</office:document-meta>
</file>